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4">
      <style:text-properties fo:font-weight="bold" style:font-weight-asian="bold" style:font-weight-complex="bold"/>
    </style:style>
    <style:style style:name="P5" style:family="paragraph" style:parent-style-name="Standard" style:list-style-name="L8">
      <style:text-properties fo:font-weight="bold" style:font-weight-asian="bold" style:font-weight-complex="bold"/>
    </style:style>
    <style:style style:name="P6" style:family="paragraph" style:parent-style-name="Standard" style:list-style-name="L3"/>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master-page-name="">
      <style:paragraph-properties fo:margin-left="0in" fo:margin-right="0in" fo:text-indent="0.2602in" style:auto-text-indent="false" style:page-number="auto"/>
    </style:style>
    <style:style style:name="P10" style:family="paragraph" style:parent-style-name="Standard">
      <style:paragraph-properties fo:margin-left="0in" fo:margin-right="0in" fo:text-indent="0.2602in" style:auto-text-indent="false"/>
    </style:style>
    <style:style style:name="P11" style:family="paragraph" style:parent-style-name="Standard" style:master-page-name="">
      <style:paragraph-properties fo:margin-left="0.4409in" fo:margin-right="0in" fo:text-indent="0in" style:auto-text-indent="false" style:page-number="auto"/>
      <style:text-properties fo:font-weight="bold" style:font-weight-asian="bold" style:font-weight-complex="bold"/>
    </style:style>
    <style:style style:name="P12" style:family="paragraph" style:parent-style-name="Standard">
      <style:paragraph-properties fo:margin-left="0.4409in" fo:margin-right="0in" fo:text-indent="0in" style:auto-text-indent="false"/>
      <style:text-properties fo:font-weight="bold" style:font-weight-asian="bold" style:font-weight-complex="bold"/>
    </style:style>
    <style:style style:name="P13" style:family="paragraph" style:parent-style-name="Standard" style:list-style-name="L4">
      <style:paragraph-properties fo:margin-left="0.4409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409in" fo:text-indent="-0.25in" fo:margin-left="0.9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09in" fo:text-indent="-0.25in" fo:margin-left="1.1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09in" fo:text-indent="-0.25in" fo:margin-left="1.4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09in" fo:text-indent="-0.25in" fo:margin-left="1.6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09in" fo:text-indent="-0.25in" fo:margin-left="1.9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09in" fo:text-indent="-0.25in" fo:margin-left="2.1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09in" fo:text-indent="-0.25in" fo:margin-left="2.4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09in" fo:text-indent="-0.25in" fo:margin-left="2.6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09in" fo:text-indent="-0.25in" fo:margin-left="2.9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09in" fo:text-indent="-0.25in" fo:margin-left="3.190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665in" fo:text-indent="-0.25in" fo:margin-left="3.1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65in" fo:text-indent="-0.25in" fo:margin-left="3.4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6665in" fo:text-indent="-0.25in" fo:margin-left="3.6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9165in" fo:text-indent="-0.25in" fo:margin-left="3.9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1665in" fo:text-indent="-0.25in" fo:margin-left="4.1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165in" fo:text-indent="-0.25in" fo:margin-left="4.41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ad Me.</text:p>
      <text:p text:style-name="P3"/>
      <text:p text:style-name="Standard"><text:span text:style-name="T1">Description </text:span>: XML to HTML converter converts xml in a particular format to html table.</text:p>
      <text:p text:style-name="Standard">The format which I am using is given below.</text:p>
      <text:p text:style-name="Standard"/>
      <text:p text:style-name="Standard">&lt;Container&gt;</text:p>
      <text:p text:style-name="Standard"><text:tab/>&lt;row&gt;</text:p>
      <text:p text:style-name="Standard"><text:tab/><text:tab/>&lt;column&gt;</text:p>
      <text:p text:style-name="Standard"><text:tab/><text:tab/><text:tab/>&lt;any element&gt;&lt;/any element&gt;</text:p>
      <text:p text:style-name="Standard"><text:tab/><text:tab/>&lt;/column&gt;</text:p>
      <text:p text:style-name="Standard"><text:tab/>&lt;/row&gt;</text:p>
      <text:p text:style-name="Standard">&lt;/Container&gt;</text:p>
      <text:p text:style-name="Standard"/>
      <text:p text:style-name="Standard">Initially you will see two div and two buttons. One div for XML and another for html. When we click on the 'XML to HTML' button, the html table of the given xml <text:s/>along with a 'Save' button will be displayed on the div for html.</text:p>
      <text:p text:style-name="Standard"/>
      <text:p text:style-name="Standard">You can give values inside the fields and if you press save the div for xml will show two xml strings.</text:p>
      <text:p text:style-name="Standard">New modified XML string at the top and old xml string input at the bottom.</text:p>
      <text:p text:style-name="Standard"/>
      <text:p text:style-name="Standard">The 'View source' button will display the source codes of this library.</text:p>
      <text:p text:style-name="Standard"/>
      <text:p text:style-name="Standard">Note : In the above xml '&lt;Container&gt; is the root tag and you can use any name for the container as you wish.But you cannot modify the name of child elements. If you want to modify then you need to modify the library which <text:s/>I have created. '&lt;any element &gt;' node means label, textbox, checkbox,radiobutton etc.</text:p>
      <text:p text:style-name="Standard"/>
      <text:p text:style-name="Standard"><text:span text:style-name="T1">Working</text:span> : Working of XML to HTML converter is simple </text:p>
      <text:p text:style-name="P9"/>
      <text:p text:style-name="P10"><text:span text:style-name="T2">Creating HTML table</text:span>.</text:p>
      <text:p text:style-name="P10"/>
      <text:list xml:id="list9217756136018684791" text:style-name="L1">
        <text:list-item>
          <text:p text:style-name="P1">Input is an xml String. (In my application I have hardcoded the xml string. You can give the data either by extracting the xml string from an xml file or from a database.).Out put is an html string which has to be appended to the page for rendering.</text:p>
        </text:list-item>
        <text:list-item>
          <text:p text:style-name="P1">Parse the xml string to an XMLObject <text:s/>using method 'parseXML()' in <text:span text:style-name="T1">ParseXMLContent</text:span> class.</text:p>
        </text:list-item>
        <text:list-item>
          <text:p text:style-name="P1">Extract all 'row' nodes .Traverse through each row till you find the element. While traversing append the html string with tag '&lt;tr'&gt; in the '_loopXmlElements()' method.</text:p>
        </text:list-item>
        <text:list-item>
          <text:p text:style-name="P1">When we find the element node (eg : &lt;label&gt;,&lt;textbox&gt; etc. in my xml) , we create an object of Element class and then we set its properties using setter methods defined in <text:span text:style-name="T1">Element</text:span> class.</text:p>
        </text:list-item>
        <text:list-item>
          <text:p text:style-name="P1">After setting the properties call getElement() method of <text:span text:style-name="T1">ElementFactory</text:span> <text:s/>class <text:s/>and pass the element object we have created in the above step.</text:p>
        </text:list-item>
        <text:list-item>
          <text:p text:style-name="P1">The 'getElement()' method in the <text:span text:style-name="T1">ElementFactory</text:span> class checks the type of element and call '_getHtmlContent()' method defined in corresponding class of the element(eg : if type is 'label' it calls the Label class' method.)</text:p>
        </text:list-item>
        <text:list-item>
          <text:p text:style-name="P1">This _getHtmlContent retrieves all the properties which has been set for each element using getters defined in <text:span text:style-name="T1">Element</text:span> class. It creates corresponding html element and append the properties as attributes to the element. </text:p>
        </text:list-item>
        <text:list-item>
          <text:p text:style-name="P1">The element created is returned and received by '_ getHtml' method in <text:span text:style-name="T1">ParseXMLContent</text:span> <text:soft-page-break/>class and then it is given back to '_loopXmlElements()' from there to '_createHTML()' for rendering the content to div.</text:p>
          <text:p text:style-name="P1"/>
          <text:p text:style-name="P1"/>
        </text:list-item>
      </text:list>
      <text:p text:style-name="P7"><text:span text:style-name="T4"><text:s text:c="6"/></text:span>Saving HTML table</text:p>
      <text:p text:style-name="P8"/>
      <text:list xml:id="list4334636323836922987" text:style-name="L3">
        <text:list-item>
          <text:p text:style-name="P6"><text:span text:style-name="T3"><text:s/>In the _saveXML() method , we traverse through the html table object till we find the html element inside &lt;td&gt;.Same time we traverse through xml object and find its corresponding element field.</text:span></text:p>
        </text:list-item>
        <text:list-item>
          <text:p text:style-name="P6"><text:span text:style-name="T3">The '_modifyXML()' method receives the html element object as well as xml element object. Then it checks the type of element (if 'label','radio' etc.) , take the values and modify the xml either by adding new attribute as 'is_checked = “true” if a radiobutton or checkox or “value ='taken value'” if it is a text or by modifying the already existing properties of the element node.</text:span></text:p>
        </text:list-item>
        <text:list-item>
          <text:p text:style-name="P6"><text:span text:style-name="T3">Convert the modified xml object back to string and then append it as new xml.</text:span></text:p>
        </text:list-item>
      </text:list>
      <text:p text:style-name="P2"/>
      <text:p text:style-name="P2"/>
      <text:p text:style-name="P2">Modification.</text:p>
      <text:p text:style-name="P2"/>
      <text:p text:style-name="P2"><text:tab/><text:span text:style-name="T3">If you wish to add other html elements to your html table . </text:span></text:p>
      <text:p text:style-name="P2"><text:span text:style-name="T3"/></text:p>
      <text:list xml:id="list5453497914349589066" text:style-name="L4">
        <text:list-item>
          <text:p text:style-name="P4"><text:span text:style-name="T3">Modify your xml string according to your new element and assign new xml in _initialize() method of </text:span>ParseXMLContent <text:span text:style-name="T3">class.</text:span></text:p>
        </text:list-item>
        <text:list-item>
          <text:p text:style-name="P4"><text:span text:style-name="T3">Create a class with same name as your new html element in the e</text:span>lement.js<text:span text:style-name="T3"> page. You can follow the same way like other classes which I have created(eg : Label class).</text:span></text:p>
        </text:list-item>
        <text:list-item>
          <text:p text:style-name="P4"><text:span text:style-name="T3">If you have properties other than I have given, you can add that property as a private variable inside </text:span>Element<text:span text:style-name="T3"> class in e</text:span>lement.js<text:span text:style-name="T3"> page. You must also define getters and setters for that property inside the same class.</text:span></text:p>
        </text:list-item>
        <text:list-item>
          <text:p text:style-name="P4"><text:span text:style-name="T3">Declare name of your new element (which you have given in the xml) as constant inside </text:span>ElementProperty<text:span text:style-name="T3"> class in e</text:span>lementfactory.js<text:span text:style-name="T3"> page and modify the getElement method of </text:span>ElementFactory<text:span text:style-name="T3"> in order to access your new class.</text:span></text:p>
        </text:list-item>
        <text:list-item>
          <text:p text:style-name="P4"><text:span text:style-name="T3">Modify the _getHtml() method in </text:span>parsexml.js<text:span text:style-name="T3"> and set properties of your new element.</text:span></text:p>
          <text:p text:style-name="P4"><text:span text:style-name="T3"/></text:p>
        </text:list-item>
      </text:list>
      <text:p text:style-name="P11"><text:span text:style-name="T3">Modifying the xml when saving.</text:span></text:p>
      <text:p text:style-name="P12"><text:span text:style-name="T3"/></text:p>
      <text:list xml:id="list5463470631994528730" text:style-name="L8">
        <text:list-item>
          <text:p text:style-name="P5"><text:span text:style-name="T3">Modify the _saveXML() method in </text:span>ParseXMLContent<text:span text:style-name="T3"> class.</text:span></text:p>
        </text:list-item>
      </text:list>
      <text:list xml:id="list36676153" text:continue-list="list5453497914349589066" text:style-name="L4">
        <text:list-header>
          <text:p text:style-name="P13"><text:span text:style-name="T3"/></text:p>
          <text:p text:style-name="P13"><text:span text:style-name="T3"/></text:p>
        </text:list-header>
      </text:list>
      <text:p text:style-name="P2"><text:span text:style-name="T3">Note : All private method names are preceded by an '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ya Tomy</meta:initial-creator>
    <meta:creation-date>2015-06-10T14:56:47.34</meta:creation-date>
    <dc:date>2015-06-10T16:51:14.02</dc:date>
    <dc:creator>Mariya Tomy</dc:creator>
    <meta:editing-duration>PT1H54M2S</meta:editing-duration>
    <meta:editing-cycles>61</meta:editing-cycles>
    <meta:generator>OpenOffice/4.1.1$Win32 OpenOffice.org_project/411m6$Build-9775</meta:generator>
    <meta:document-statistic meta:table-count="0" meta:image-count="0" meta:object-count="0" meta:page-count="2" meta:paragraph-count="39" meta:word-count="746" meta:character-count="4282"/>
  </office:meta>
</office:document-meta>
</file>